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CF0000017D18765AC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color="#eb613d" style:font-name="Arial" fo:font-size="30pt" style:text-underline-style="solid" style:text-underline-width="auto" style:text-underline-color="font-color" style:font-size-asian="30pt" style:font-size-complex="30pt"/>
    </style:style>
    <style:style style:name="P2" style:family="paragraph" style:parent-style-name="Standard">
      <style:paragraph-properties fo:text-align="center" style:justify-single-word="false"/>
      <style:text-properties fo:color="#eb613d" style:font-name="Arial" fo:font-size="30pt" fo:language="fr" fo:country="FR" style:text-underline-style="solid" style:text-underline-width="auto" style:text-underline-color="font-color" style:font-size-asian="30pt" style:font-size-complex="30pt"/>
    </style:style>
    <style:style style:name="P3" style:family="paragraph" style:parent-style-name="Standard">
      <style:paragraph-properties fo:text-align="start" style:justify-single-word="false"/>
      <style:text-properties fo:color="#000000" style:font-name="Arial" fo:font-size="10pt" fo:language="fr" fo:country="FR" style:text-underline-style="none" style:font-size-asian="10pt" style:font-size-complex="10pt"/>
    </style:style>
    <style:style style:name="P4" style:family="paragraph" style:parent-style-name="Standard">
      <style:paragraph-properties fo:text-align="start" style:justify-single-word="false"/>
      <style:text-properties fo:color="#000000" style:font-name="Arial" fo:font-size="10pt" fo:language="fr" fo:country="FR" style:text-underline-style="none" fo:font-weight="normal" style:font-size-asian="10pt" style:font-weight-asian="normal" style:font-size-complex="10pt" style:font-weight-complex="normal"/>
    </style:style>
    <style:style style:name="P5" style:family="paragraph" style:parent-style-name="Standard">
      <style:paragraph-properties fo:text-align="start" style:justify-single-word="false"/>
      <style:text-properties fo:color="#000000" style:font-name="Arial" fo:font-size="10pt" fo:language="zxx" fo:country="none" style:text-underline-style="none" fo:font-weight="normal" style:font-size-asian="10pt" style:font-weight-asian="normal" style:font-size-complex="10pt" style:font-weight-complex="normal"/>
    </style:style>
    <style:style style:name="P6" style:family="paragraph" style:parent-style-name="Standard">
      <style:paragraph-properties fo:text-align="center" style:justify-single-word="false"/>
      <style:text-properties fo:color="#000000" style:font-name="Arial" fo:font-size="30pt" fo:language="fr" fo:country="FR" style:text-underline-style="solid" style:text-underline-width="auto" style:text-underline-color="font-color" style:font-size-asian="30pt" style:font-size-complex="30pt"/>
    </style:style>
    <style:style style:name="P7" style:family="paragraph" style:parent-style-name="Standard">
      <style:paragraph-properties fo:text-align="start" style:justify-single-word="false"/>
      <style:text-properties fo:color="#4c4c4c" style:font-name="Arial" fo:font-size="16pt" fo:language="fr" fo:country="FR" style:text-underline-style="solid" style:text-underline-width="auto" style:text-underline-color="font-color" fo:font-weight="bold" style:font-size-asian="16pt" style:font-weight-asian="bold" style:font-size-complex="16pt" style:font-weight-complex="bold"/>
    </style:style>
    <style:style style:name="P8" style:family="paragraph" style:parent-style-name="Standard">
      <style:paragraph-properties fo:text-align="start" style:justify-single-word="false"/>
      <style:text-properties fo:color="#4c4c4c" style:font-name="Arial" fo:font-size="16pt" fo:language="zxx" fo:country="none" style:text-underline-style="solid" style:text-underline-width="auto" style:text-underline-color="font-color" fo:font-weight="bold" style:font-size-asian="16pt" style:font-weight-asian="bold" style:font-size-complex="16pt" style:font-weight-complex="bold"/>
    </style:style>
    <style:style style:name="P9" style:family="paragraph" style:parent-style-name="Standard">
      <style:text-properties style:font-name="Arial" fo:font-size="10pt" style:font-size-asian="10pt" style:font-size-complex="10pt"/>
    </style:style>
    <style:style style:name="P10" style:family="paragraph" style:parent-style-name="Standard">
      <style:paragraph-properties fo:text-align="start" style:justify-single-word="false"/>
      <style:text-properties style:font-name="Arial" fo:font-size="10pt" style:font-size-asian="10pt" style:font-size-complex="10pt"/>
    </style:style>
    <style:style style:name="P11" style:family="paragraph" style:parent-style-name="Standard">
      <style:paragraph-properties fo:text-align="center" style:justify-single-word="false"/>
      <style:text-properties style:font-name="Arial" fo:font-size="10pt" style:font-size-asian="10pt" style:font-size-complex="10pt"/>
    </style:style>
    <style:style style:name="P12"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style>
    <style:style style:name="P14" style:family="paragraph" style:parent-style-name="Text_20_body">
      <style:text-properties style:font-name="Arial" fo:font-size="10pt" style:font-size-asian="10pt" style:font-size-complex="10pt"/>
    </style:style>
    <style:style style:name="P15" style:family="paragraph" style:parent-style-name="Heading_20_3">
      <style:text-properties style:font-name="Arial" fo:font-size="10pt" style:font-size-asian="10pt" style:font-size-complex="10pt"/>
    </style:style>
    <style:style style:name="P16" style:family="paragraph" style:parent-style-name="Preformatted_20_Text">
      <style:text-properties fo:color="#000000" style:font-name="Arial" fo:font-size="10pt" style:font-size-asian="10pt" style:font-size-complex="10pt"/>
    </style:style>
    <style:style style:name="P17" style:family="paragraph" style:parent-style-name="Preformatted_20_Text">
      <style:text-properties fo:color="#000000" style:font-name="Courier New" fo:font-size="10pt" style:font-size-asian="10pt" style:font-size-complex="10pt"/>
    </style:style>
    <style:style style:name="P18" style:family="paragraph" style:parent-style-name="Preformatted_20_Text">
      <style:paragraph-properties fo:margin-top="0cm" fo:margin-bottom="0.499cm"/>
      <style:text-properties style:font-name="Arial" fo:font-size="10pt" style:font-size-asian="10pt" style:font-size-complex="10pt"/>
    </style:style>
    <style:style style:name="P19" style:family="paragraph" style:parent-style-name="Preformatted_20_Text">
      <style:paragraph-properties fo:margin-top="0cm" fo:margin-bottom="0.499cm"/>
      <style:text-properties style:font-name="Arial" fo:font-size="10pt" fo:font-weight="bold" style:font-size-asian="10pt" style:font-weight-asian="bold" style:font-size-complex="10pt" style:font-weight-complex="bold"/>
    </style:style>
    <style:style style:name="P20" style:family="paragraph" style:parent-style-name="Preformatted_20_Text">
      <style:paragraph-properties fo:margin-top="0cm" fo:margin-bottom="0.499cm"/>
      <style:text-properties fo:color="#000000" style:font-name="Courier New" fo:font-size="10pt" style:font-size-asian="10pt" style:font-size-complex="10pt"/>
    </style:style>
    <style:style style:name="P21" style:family="paragraph" style:parent-style-name="List_20_Contents">
      <style:paragraph-properties fo:margin-top="0cm" fo:margin-bottom="0.499cm"/>
    </style:style>
    <style:style style:name="P22" style:family="paragraph" style:parent-style-name="List_20_Contents">
      <style:paragraph-properties fo:margin-top="0cm" fo:margin-bottom="0.499cm"/>
      <style:text-properties style:font-name="Arial" fo:font-size="10pt" style:font-size-asian="10pt" style:font-size-complex="10pt"/>
    </style:style>
    <style:style style:name="P23" style:family="paragraph" style:parent-style-name="List_20_Heading">
      <style:text-properties style:font-name="Arial" fo:font-size="10pt" fo:font-style="italic" style:font-size-asian="10pt" style:font-size-complex="10pt"/>
    </style:style>
    <style:style style:name="P24" style:family="paragraph" style:parent-style-name="List_20_Contents">
      <style:text-properties style:font-name="Arial" fo:font-size="10pt" style:font-size-asian="10pt" style:font-size-complex="10pt"/>
    </style:style>
    <style:style style:name="P25" style:family="paragraph" style:parent-style-name="Heading_20_4">
      <style:text-properties style:font-name="Arial" fo:font-size="10pt" style:font-size-asian="10pt" style:font-size-complex="10pt"/>
    </style:style>
    <style:style style:name="P26" style:family="paragraph" style:parent-style-name="Standard" style:list-style-name="L1">
      <style:text-properties style:font-name="Arial" fo:font-size="10pt" style:font-size-asian="10pt" style:font-size-complex="10pt"/>
    </style:style>
    <style:style style:name="P27" style:family="paragraph" style:parent-style-name="Standard">
      <style:paragraph-properties fo:text-align="start" style:justify-single-word="false"/>
      <style:text-properties style:font-name="Arial" fo:font-size="10pt" style:font-size-asian="10pt" style:font-size-complex="10pt"/>
    </style:style>
    <style:style style:name="P28" style:family="paragraph" style:parent-style-name="Standard" style:list-style-name="L1">
      <style:text-properties style:font-name="Arial" fo:font-size="10pt" fo:font-style="normal" style:font-size-asian="10pt" style:font-style-asian="normal" style:font-size-complex="10pt" style:font-style-complex="normal"/>
    </style:style>
    <style:style style:name="P29" style:family="paragraph" style:parent-style-name="Standard" style:list-style-name="L1">
      <style:text-properties style:use-window-font-color="true" style:font-name="Arial" fo:font-size="10pt" fo:language="zxx" fo:country="none" fo:font-style="normal" style:text-underline-style="none" fo:font-weight="normal" style:font-size-asian="10pt" style:font-style-asian="normal" style:font-weight-asian="normal" style:font-size-complex="10pt" style:font-style-complex="normal" style:font-weight-complex="normal"/>
    </style:style>
    <style:style style:name="P30" style:family="paragraph" style:parent-style-name="Standard">
      <style:paragraph-properties fo:text-align="start" style:justify-single-word="false"/>
      <style:text-properties style:use-window-font-color="true" style:font-name="Arial" fo:font-size="10pt" fo:language="zxx" fo:country="none" style:text-underline-style="none" fo:font-weight="normal" style:font-size-asian="10pt" style:font-weight-asian="normal" style:font-size-complex="10pt" style:font-weight-complex="normal"/>
    </style:style>
    <style:style style:name="P31" style:family="paragraph" style:parent-style-name="Standard" style:list-style-name="L1">
      <style:paragraph-properties fo:text-align="start" style:justify-single-word="false"/>
      <style:text-properties style:use-window-font-color="true" style:font-name="Arial" fo:font-size="10pt" fo:language="zxx" fo:country="none" style:text-underline-style="none" fo:font-weight="normal"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style:use-window-font-color="true" style:font-name="Arial" fo:font-size="10pt" fo:language="zxx" fo:country="none" style:text-underline-style="solid" style:text-underline-width="auto" style:text-underline-color="font-color" fo:font-weight="normal" style:font-size-asian="10pt" style:font-weight-asian="normal" style:font-size-complex="10pt" style:font-weight-complex="normal"/>
    </style:style>
    <style:style style:name="P33" style:family="paragraph" style:parent-style-name="Standard" style:list-style-name="L2">
      <style:paragraph-properties fo:text-align="start" style:justify-single-word="false"/>
      <style:text-properties fo:color="#000000" style:font-name="Arial" fo:font-size="10pt" fo:language="fr" fo:country="FR" style:text-underline-style="none" fo:font-weight="normal"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fo:color="#000000" style:font-name="Arial" fo:font-size="10pt" fo:language="zxx" fo:country="none" style:text-underline-style="none" fo:font-weight="normal" style:font-size-asian="10pt" style:font-weight-asian="normal" style:font-size-complex="10pt" style:font-weight-complex="normal"/>
    </style:style>
    <style:style style:name="P35" style:family="paragraph" style:parent-style-name="Standard">
      <style:text-properties fo:color="#000000" style:font-name="Arial" fo:font-size="12pt" fo:font-weight="bold" style:font-size-asian="12pt" style:font-weight-asian="bold" style:font-size-complex="12pt" style:font-weight-complex="bold"/>
    </style:style>
    <style:style style:name="P36" style:family="paragraph" style:parent-style-name="Standard">
      <style:paragraph-properties fo:text-align="start" style:justify-single-word="false"/>
      <style:text-properties fo:color="#000000" style:font-name="Arial" fo:font-size="12pt" fo:font-weight="bold" style:font-size-asian="12pt" style:font-weight-asian="bold" style:font-size-complex="12pt" style:font-weight-complex="bold"/>
    </style:style>
    <style:style style:name="P37" style:family="paragraph" style:parent-style-name="Standard">
      <style:paragraph-properties fo:text-align="start" style:justify-single-word="false"/>
      <style:text-properties fo:color="#000000" style:font-name="Arial" fo:font-size="10pt" style:font-size-asian="10pt" style:font-size-complex="10pt"/>
    </style:style>
    <style:style style:name="P38" style:family="paragraph" style:parent-style-name="Standard">
      <style:paragraph-properties fo:text-align="center" style:justify-single-word="false"/>
      <style:text-properties fo:color="#000000" style:font-name="Arial" fo:font-size="10pt" style:font-size-asian="10pt" style:font-size-complex="10pt"/>
    </style:style>
    <style:style style:name="P39" style:family="paragraph" style:parent-style-name="Standard">
      <style:paragraph-properties fo:text-align="start" style:justify-single-word="false"/>
      <style:text-properties fo:color="#4c4c4c" style:font-name="Arial" fo:font-size="16pt" style:text-underline-style="solid" style:text-underline-width="auto" style:text-underline-color="font-color" fo:font-weight="bold" style:font-size-asian="16pt" style:font-weight-asian="bold" style:font-size-complex="16pt" style:font-weight-complex="bold"/>
    </style:style>
    <style:style style:name="P40" style:family="paragraph" style:parent-style-name="List_20_Contents" style:list-style-name="L3">
      <style:text-properties style:font-name="Arial" fo:font-size="10pt" style:font-size-asian="10pt" style:font-size-complex="10pt"/>
    </style:style>
    <style:style style:name="P41" style:family="paragraph" style:parent-style-name="List_20_Contents">
      <style:paragraph-properties fo:margin-top="0cm" fo:margin-bottom="0.499cm"/>
    </style:style>
    <style:style style:name="P42" style:family="paragraph" style:parent-style-name="List_20_Contents" style:list-style-name="L3">
      <style:paragraph-properties fo:margin-top="0cm" fo:margin-bottom="0.499cm"/>
      <style:text-properties style:font-name="Arial" fo:font-size="10pt" style:font-size-asian="10pt" style:font-size-complex="10pt"/>
    </style:style>
    <style:style style:name="P43" style:family="paragraph" style:parent-style-name="List_20_Contents">
      <style:paragraph-properties fo:margin-top="0cm" fo:margin-bottom="0.499cm"/>
      <style:text-properties fo:color="#000000" style:font-name="Arial" fo:font-size="10pt" style:font-size-asian="10pt" style:font-size-complex="10pt"/>
    </style:style>
    <style:style style:name="P44" style:family="paragraph" style:parent-style-name="List_20_Contents">
      <style:paragraph-properties fo:margin-left="0cm" fo:margin-right="0cm" fo:margin-top="0cm" fo:margin-bottom="0.499cm" fo:text-align="center" style:justify-single-word="false" fo:text-indent="0cm" style:auto-text-indent="false"/>
      <style:text-properties fo:color="#000000" style:font-name="Arial" fo:font-size="10pt" style:font-size-asian="10pt" style:font-size-complex="10pt"/>
    </style:style>
    <style:style style:name="P45" style:family="paragraph" style:parent-style-name="Preformatted_20_Text">
      <style:text-properties fo:color="#000000" style:font-name="Courier New" fo:font-size="10pt" style:font-size-asian="10pt" style:font-size-complex="10pt"/>
    </style:style>
    <style:style style:name="P46" style:family="paragraph" style:parent-style-name="Preformatted_20_Text">
      <style:paragraph-properties fo:margin-top="0cm" fo:margin-bottom="0.499cm"/>
      <style:text-properties fo:color="#000000" style:font-name="Arial" fo:font-size="10pt" style:font-size-asian="10pt" style:font-size-complex="10pt"/>
    </style:style>
    <style:style style:name="P47" style:family="paragraph" style:parent-style-name="Preformatted_20_Text">
      <style:paragraph-properties fo:margin-top="0cm" fo:margin-bottom="0.499cm"/>
      <style:text-properties fo:color="#000000" style:font-name="Courier New" fo:font-size="10pt" style:font-size-asian="10pt" style:font-size-complex="10pt"/>
    </style:style>
    <style:style style:name="P48" style:family="paragraph" style:parent-style-name="Heading_20_3">
      <style:text-properties fo:color="#000000"/>
    </style:style>
    <style:style style:name="P49" style:family="paragraph" style:parent-style-name="Heading_20_3">
      <style:text-properties fo:color="#000000" style:font-name="Arial" fo:font-size="10pt" style:font-size-asian="10pt" style:font-size-complex="10pt"/>
    </style:style>
    <style:style style:name="P50" style:family="paragraph" style:parent-style-name="Text_20_body">
      <style:text-properties fo:color="#000000" style:font-name="Arial" fo:font-size="10pt" style:font-size-asian="10pt" style:font-size-complex="10pt"/>
    </style:style>
    <style:style style:name="P51" style:family="paragraph" style:parent-style-name="Text_20_body">
      <style:paragraph-properties fo:text-align="center" style:justify-single-word="false"/>
      <style:text-properties fo:color="#000000" style:font-name="Arial" fo:font-size="10pt" style:font-size-asian="10pt" style:font-size-complex="10pt"/>
    </style:style>
    <style:style style:name="T1" style:family="text">
      <style:text-properties style:text-underline-style="none"/>
    </style:style>
    <style:style style:name="T2" style:family="text">
      <style:text-properties style:font-name="Arial" fo:font-size="10pt" style:font-size-asian="10pt" style:font-size-complex="10pt"/>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text-underline-style="none" style:font-style-asian="normal" style:font-style-complex="normal"/>
    </style:style>
    <style:style style:name="T7" style:family="text">
      <style:text-properties style:font-name="Arial"/>
    </style:style>
    <style:style style:name="T8" style:family="text">
      <style:text-properties style:font-name="Arial" fo:font-size="10pt" style:font-size-asian="10pt" style:font-size-complex="10pt"/>
    </style:style>
    <style:style style:name="T9" style:family="text">
      <style:text-properties fo:font-size="10pt"/>
    </style:style>
    <style:style style:name="T10" style:family="text">
      <style:text-properties style:font-size-asian="10pt"/>
    </style:style>
    <style:style style:name="T11" style:family="text">
      <style:text-properties style:font-size-complex="10pt"/>
    </style:style>
    <style:style style:name="T12" style:family="text">
      <style:text-properties fo:color="#000000" style:font-size-asian="10pt"/>
    </style:style>
    <style:style style:name="T13" style:family="text">
      <style:text-properties fo:color="#000000" style:font-name="Arial"/>
    </style:style>
    <style:style style:name="T14" style:family="text">
      <style:text-properties fo:color="#000000" style:font-name="Arial" fo:font-size="10pt" style:font-size-asian="10pt" style:font-size-complex="10pt"/>
    </style:style>
    <style:style style:name="T15" style:family="text">
      <style:text-properties fo:color="#000000" fo:font-size="10pt"/>
    </style:style>
    <style:style style:name="T16" style:family="text">
      <style:text-properties fo:color="#000000" fo:font-style="italic" style:text-underline-style="none"/>
    </style:style>
    <style:style style:name="T17" style:family="text">
      <style:text-properties fo:color="#000000" fo:font-style="italic" style:text-underline-style="none" style:font-style-asian="italic" style:font-style-complex="italic"/>
    </style:style>
    <style:style style:name="T18" style:family="text">
      <style:text-properties style:font-name="Courier New"/>
    </style:style>
    <style:style style:name="T19" style:family="text">
      <style:text-properties style:font-style-asian="italic"/>
    </style:style>
    <style:style style:name="T20" style:family="text">
      <style:text-properties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Cameras</text:p>
      <text:p text:style-name="P6"/>
      <text:p text:style-name="P9">Le but de ce TD est de mettre en place différents modes de caméra utilisés en jeu vidéo. Il est basé sur le projet "Camera", réalisé par Frank Luna, qui est une application DirectX qui permet de bouger la caméra en fonction des actions de l'utilisateur.</text:p>
      <text:p text:style-name="P9">La classe Camera définie permet de faire bouger la caméra en mode AIRCRAFT ou en mode LANDOBJECT. </text:p>
      <text:p text:style-name="P3"/>
      <text:p text:style-name="P7">Instructions<text:span text:style-name="T1"> : </text:span></text:p>
      <text:p text:style-name="P13"/>
      <text:list xml:id="list31363237" text:style-name="L1">
        <text:list-item>
          <text:p text:style-name="P26">Implémentez une classe CameraManager qui permette de changer le mode de caméra en cours de jeu (sans interpolation pour le moment).</text:p>
          <text:p text:style-name="P26">- M pour changer de mode</text:p>
          <text:p text:style-name="P26"/>
        </text:list-item>
        <text:list-item>
          <text:p text:style-name="P26">Implémentez une classe CameraDebug qui permette de déplacer la caméra en mode debug.</text:p>
          <text:p text:style-name="P26">- Up/Down: Pitch up/down</text:p>
          <text:p text:style-name="P26">- Right/Left: Yaw Right/Left</text:p>
          <text:p text:style-name="P26">- Z/S: Move Front/Back</text:p>
          <text:p text:style-name="P26">- Q/D: Strafe Right/Left</text:p>
          <text:p text:style-name="P26"/>
        </text:list-item>
        <text:list-item>
          <text:p text:style-name="P26">Implémentez une classe CameraFirstPerson qui permette de déplacer la caméra en first person.</text:p>
          <text:p text:style-name="P26">- Up/Down: Pitch up/down</text:p>
          <text:p text:style-name="P26">- Right/Left: Yaw Right/Left</text:p>
          <text:p text:style-name="P26">- Z/S: Move Front/Back on horizontal plane</text:p>
          <text:p text:style-name="P26">- Q/D: Strafe Right/Left</text:p>
          <text:p text:style-name="P26"/>
        </text:list-item>
        <text:list-item>
          <text:p text:style-name="P29">Faites en sorte que le cube puisse être controlé par le clavier et qu'une camera le suive(classe CameraThirdPerson).</text:p>
          <text:p text:style-name="P28">- Up/Down: Pitch up/down</text:p>
          <text:p text:style-name="P28">- Right/Left: Yaw Right/Left</text:p>
          <text:p text:style-name="P29">- Z/S: Move Front/Back</text:p>
          <text:p text:style-name="P26"/>
        </text:list-item>
        <text:list-item>
          <text:p text:style-name="P31">Ajoutez une interpolation entre chaque changement de mode en utilisant les quaternions.</text:p>
        </text:list-item>
      </text:list>
      <text:p text:style-name="P30"><text:span text:style-name="T17"/></text:p>
      <text:p text:style-name="P30"><text:span text:style-name="T17"/></text:p>
      <text:p text:style-name="P30"><text:span text:style-name="T17"/></text:p>
      <text:p text:style-name="P30"><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5"/>
      <text:p text:style-name="P5"/>
      <text:p text:style-name="P5"/>
      <text:p text:style-name="P39"><text:soft-page-break/>Documentation :</text:p>
      <text:p text:style-name="P10"/>
      <text:p text:style-name="P36">IDirect3DDevice9::SetTransform Method</text:p>
      <text:section text:style-name="Sect1" text:name="mainSection">
        <text:p text:style-name="P50">Sets a single device transformation-related state.</text:p>
        <text:h text:style-name="Heading_20_3" text:outline-level="3"><text:span text:style-name="T14">Syntax</text:span><text:a xlink:type="simple" xlink:href="javascript:CodeSnippet_CopyCode('CodeSnippetContainerCode0');"><text:span text:style-name="T14"> :</text:span></text:a></text:h>
        <text:section text:style-name="Sect1" text:name="CodeSnippetContainerCode0">
          <text:p text:style-name="P17">HRESULT SetTransform(</text:p>
          <text:p text:style-name="P17"><text:s text:c="2"/>[in] <text:s/>D3DTRANSFORMSTATETYPE State,</text:p>
          <text:p text:style-name="P17"><text:s text:c="2"/>[in] <text:s/>const D3DMATRIX *pMatrix</text:p>
          <text:p text:style-name="P17">);</text:p>
          <text:p text:style-name="P20"/>
        </text:section>
        <text:h text:style-name="P49" text:outline-level="3">Parameters :</text:h>
        <text:p text:style-name="List_20_Heading"><text:span text:style-name="Emphasis"><text:span text:style-name="T14">State</text:span></text:span><text:span text:style-name="T14"> [in] </text:span></text:p>
        <text:p text:style-name="P21"><text:a xlink:type="simple" xlink:href="http://msdn.microsoft.com/en-us/library/bb172619%28v=VS.85%29.aspx"><text:span text:style-name="Strong_20_Emphasis"><text:span text:style-name="T14">D3DTRANSFORMSTATETYPE</text:span></text:span></text:a></text:p>
        <text:p text:style-name="P21"><text:span text:style-name="T14">Device-state variable that is being modified. This parameter can be any member of the </text:span><text:a xlink:type="simple" xlink:href="http://msdn.microsoft.com/en-us/library/bb172619%28v=VS.85%29.aspx"><text:span text:style-name="Strong_20_Emphasis"><text:span text:style-name="T14">D3DTRANSFORMSTATETYPE</text:span></text:span></text:a><text:span text:style-name="T14"> enumerated type, or the </text:span><text:a xlink:type="simple" xlink:href="http://msdn.microsoft.com/en-us/library/bb172623%28v=VS.85%29.aspx">D3DTS_WORLDMATRIX</text:a><text:span text:style-name="T14"> macro. </text:span></text:p>
        <text:p text:style-name="List_20_Heading"><text:span text:style-name="Emphasis"><text:span text:style-name="T14">pMatrix</text:span></text:span><text:span text:style-name="T14"> [in] </text:span></text:p>
        <text:p text:style-name="P21"><text:a xlink:type="simple" xlink:href="http://msdn.microsoft.com/en-us/library/bb172573%28v=VS.85%29.aspx"><text:span text:style-name="Strong_20_Emphasis"><text:span text:style-name="T14">D3DMATRIX</text:span></text:span></text:a></text:p>
        <text:p text:style-name="P21"><text:span text:style-name="T14">Pointer to a </text:span><text:a xlink:type="simple" xlink:href="http://msdn.microsoft.com/en-us/library/bb172573%28v=VS.85%29.aspx">D3DMATRIX</text:a><text:span text:style-name="T14"> structure that modifies the current transformation. </text:span></text:p>
        <text:h text:style-name="P49" text:outline-level="3">Return Value :</text:h>
        <text:p text:style-name="Text_20_body"><text:a xlink:type="simple" xlink:href="http://msdn.microsoft.com/en-us/library/bb401631.aspx"><text:span text:style-name="Strong_20_Emphasis"><text:span text:style-name="T14">HRESULT</text:span></text:span></text:a></text:p>
        <text:p text:style-name="P50">If the method succeeds, the return value is D3D_OK. D3DERR_INVALIDCALL is returned if one of the arguments is invalid. </text:p>
      </text:section>
      <text:p text:style-name="P37"/>
      <text:p text:style-name="P38"><draw:frame draw:style-name="fr2" draw:name="images1" text:anchor-type="paragraph" svg:width="16.933cm" svg:height="0.318cm" draw:z-index="5"><draw:image xlink:href="../../../../../../Program%20Files/OpenOffice.org%203/Basis/share/gallery/rulers/blurulr1.gif" xlink:type="simple" xlink:show="embed" xlink:actuate="onLoad"/></draw:frame></text:p>
      <text:p text:style-name="P37"/>
      <text:p text:style-name="P36">D3DXQUATERNION Structure</text:p>
      <text:section text:style-name="Sect1" text:name="Section1">
        <text:p text:style-name="P50"><text:bookmark text:name="mainSection"/>Describes a quaternion.</text:p>
        <text:h text:style-name="P48" text:outline-level="3"><text:span text:style-name="T2">Syntax</text:span><text:span text:style-name="T2"> :</text:span></text:h>
        <text:section text:style-name="Sect1" text:name="Section2">
          <text:p text:style-name="P17"><text:bookmark text:name="CodeSnippetContainerCode0"/>typedef struct D3DXQUATERNION {</text:p>
          <text:p text:style-name="P17"><text:s text:c="2"/>FLOAT x;</text:p>
          <text:p text:style-name="P17"><text:s text:c="2"/>FLOAT y;</text:p>
          <text:p text:style-name="P17"><text:s text:c="2"/>FLOAT z;</text:p>
          <text:p text:style-name="P17"><text:s text:c="2"/>FLOAT w;</text:p>
          <text:p text:style-name="P20">} D3DXQUATERNION, *LPD3DXQUATERNION;</text:p>
        </text:section>
        <text:h text:style-name="P49" text:outline-level="3">Members :</text:h>
        <text:p text:style-name="List_20_Heading"><text:span text:style-name="Strong_20_Emphasis"><text:span text:style-name="T14">x</text:span></text:span></text:p>
        <text:p text:style-name="P21"><text:a xlink:type="simple" xlink:href="http://msdn.microsoft.com/en-us/library/aa383751%28v=VS.85%29.aspx"><text:span text:style-name="Strong_20_Emphasis"><text:span text:style-name="T14">FLOAT</text:span></text:span></text:a></text:p>
        <text:p text:style-name="P43">The x-component.</text:p>
        <text:p text:style-name="List_20_Heading"><text:soft-page-break/><text:span text:style-name="Strong_20_Emphasis"><text:span text:style-name="T14">y</text:span></text:span></text:p>
        <text:p text:style-name="P21"><text:a xlink:type="simple" xlink:href="http://msdn.microsoft.com/en-us/library/aa383751%28v=VS.85%29.aspx"><text:span text:style-name="Strong_20_Emphasis"><text:span text:style-name="T14">FLOAT</text:span></text:span></text:a></text:p>
        <text:p text:style-name="P43">The y-component.</text:p>
        <text:p text:style-name="List_20_Heading"><text:span text:style-name="Strong_20_Emphasis"><text:span text:style-name="T14">z</text:span></text:span></text:p>
        <text:p text:style-name="P21"><text:a xlink:type="simple" xlink:href="http://msdn.microsoft.com/en-us/library/aa383751%28v=VS.85%29.aspx"><text:span text:style-name="Strong_20_Emphasis"><text:span text:style-name="T14">FLOAT</text:span></text:span></text:a></text:p>
        <text:p text:style-name="P43">The z-component.</text:p>
        <text:p text:style-name="List_20_Heading"><text:span text:style-name="Strong_20_Emphasis"><text:span text:style-name="T14">w</text:span></text:span></text:p>
        <text:p text:style-name="P21"><text:a xlink:type="simple" xlink:href="http://msdn.microsoft.com/en-us/library/aa383751%28v=VS.85%29.aspx"><text:span text:style-name="Strong_20_Emphasis"><text:span text:style-name="T14">FLOAT</text:span></text:span></text:a></text:p>
        <text:p text:style-name="P43">The w-component.</text:p>
        <text:p text:style-name="P44"><draw:frame draw:style-name="fr2" draw:name="images4" text:anchor-type="paragraph" svg:width="16.933cm" svg:height="0.318cm" draw:z-index="8"><draw:image xlink:href="../../../../../../Program%20Files/OpenOffice.org%203/Basis/share/gallery/rulers/blurulr1.gif" xlink:type="simple" xlink:show="embed" xlink:actuate="onLoad"/></draw:frame></text:p>
      </text:section>
      <text:p text:style-name="P36">D3DXMATRIX Structure</text:p>
      <text:section text:style-name="Sect1" text:name="Section3">
        <text:p text:style-name="P50"><text:bookmark text:name="mainSection1"/>A 4x4 matrix that contains methods and operator overloads.</text:p>
        <text:h text:style-name="Heading_20_3" text:outline-level="3"><text:span text:style-name="T14">Syntax</text:span><text:a xlink:type="simple" xlink:href="javascript:CodeSnippet_CopyCode('CodeSnippetContainerCode0');"><text:span text:style-name="T14"> :</text:span></text:a></text:h>
        <text:section text:style-name="Sect1" text:name="Section4">
          <text:p text:style-name="P17"><text:bookmark text:name="CodeSnippetContainerCode01"/>typedef struct D3DXMATRIX {</text:p>
          <text:p text:style-name="P17"><text:s text:c="2"/>FLOAT _ij;</text:p>
          <text:p text:style-name="P20">} D3DXMATRIX, *LPD3DXMATRIX;</text:p>
        </text:section>
        <text:h text:style-name="P49" text:outline-level="3">Members :</text:h>
        <text:p text:style-name="List_20_Heading"><text:span text:style-name="Strong_20_Emphasis"><text:span text:style-name="T14">_ij</text:span></text:span></text:p>
        <text:p text:style-name="P21"><text:a xlink:type="simple" xlink:href="http://msdn.microsoft.com/en-us/library/aa383751%28v=VS.85%29.aspx"><text:span text:style-name="Strong_20_Emphasis"><text:span text:style-name="T14">FLOAT</text:span></text:span></text:a></text:p>
        <text:p text:style-name="P43">The (i, j) component of the matrix, where i is the row number and j is the column number. For example, _34 means the same as [a34], the component in the third row and fourth column.</text:p>
        <text:h text:style-name="P49" text:outline-level="3">Remarks :</text:h>
        <text:p text:style-name="Text_20_body"><text:span text:style-name="T14">C programmers cannot use the D3DXMATRIX structure, they must use the </text:span><text:a xlink:type="simple" xlink:href="http://msdn.microsoft.com/en-us/library/bb172573%28v=VS.85%29.aspx">D3DMATRIX</text:a><text:span text:style-name="T14"> structure. C++ programmers can take advantage of overloaded constructors and assignment, unary, and binary (including equality) operators.</text:span></text:p>
        <text:p text:style-name="P50">In D3DX, the _34 element of a projection matrix cannot be a negative number. If your application needs to use a negative value in this location, it should scale the entire projection matrix by -1 instead.</text:p>
        <text:p text:style-name="P50"/>
        <text:p text:style-name="P50"><draw:frame draw:style-name="fr2" draw:name="images3" text:anchor-type="paragraph" svg:width="16.933cm" svg:height="0.318cm" draw:z-index="7"><draw:image xlink:href="../../../../../../Program%20Files/OpenOffice.org%203/Basis/share/gallery/rulers/blurulr1.gif" xlink:type="simple" xlink:show="embed" xlink:actuate="onLoad"/></draw:frame></text:p>
        <text:p text:style-name="P35">D3DXMatrixRotationQuaternion Function</text:p>
        <text:section text:style-name="Sect1" text:name="Section7">
          <text:p text:style-name="P50"><text:bookmark text:name="mainSection3"/>Builds a rotation matrix from a quaternion.</text:p>
          <text:h text:style-name="Heading_20_3" text:outline-level="3"><text:span text:style-name="T14">Syntax</text:span><text:a xlink:type="simple" xlink:href="javascript:CodeSnippet_CopyCode('CodeSnippetContainerCode0');"><text:span text:style-name="T14"> :</text:span></text:a></text:h>
          <text:section text:style-name="Sect1" text:name="Section8">
            <text:p text:style-name="P17"><text:bookmark text:name="CodeSnippetContainerCode03"/><text:s/>D3DXMATRIX * D3DXMatrixRotationQuaternion(</text:p>
            <text:p text:style-name="P17"><text:s text:c="2"/>__inout <text:s/>D3DXMATRIX *pOut,</text:p>
            <text:p text:style-name="P17"><text:soft-page-break/><text:s text:c="2"/>__in <text:s text:c="4"/>const D3DXQUATERNION *pQ</text:p>
            <text:p text:style-name="P17">);</text:p>
            <text:p text:style-name="P20"/>
          </text:section>
          <text:h text:style-name="P49" text:outline-level="3">Parameters :</text:h>
          <text:p text:style-name="List_20_Heading"><text:span text:style-name="Emphasis"><text:span text:style-name="T14">pOut</text:span></text:span><text:span text:style-name="T14"> [in, out] </text:span></text:p>
          <text:p text:style-name="P21"><text:a xlink:type="simple" xlink:href="http://msdn.microsoft.com/en-us/library/bb172912%28v=VS.85%29.aspx"><text:span text:style-name="Strong_20_Emphasis"><text:span text:style-name="T14">D3DXMATRIX</text:span></text:span></text:a></text:p>
          <text:p text:style-name="P21"><text:span text:style-name="T14">Pointer to the </text:span><text:a xlink:type="simple" xlink:href="http://msdn.microsoft.com/en-us/library/bb172912%28v=VS.85%29.aspx"><text:span text:style-name="Strong_20_Emphasis"><text:span text:style-name="T14">D3DXMATRIX</text:span></text:span></text:a><text:span text:style-name="T14"> structure that is the result of the operation.</text:span></text:p>
          <text:p text:style-name="List_20_Heading"><text:span text:style-name="Emphasis"><text:span text:style-name="T14">pQ</text:span></text:span><text:span text:style-name="T14"> [in] </text:span></text:p>
          <text:p text:style-name="P21"><text:a xlink:type="simple" xlink:href="http://msdn.microsoft.com/en-us/library/bb205402%28v=VS.85%29.aspx"><text:span text:style-name="Strong_20_Emphasis"><text:span text:style-name="T14">D3DXQUATERNION</text:span></text:span></text:a></text:p>
          <text:p text:style-name="P21"><text:span text:style-name="T14">Pointer to the source </text:span><text:a xlink:type="simple" xlink:href="http://msdn.microsoft.com/en-us/library/bb205402%28v=VS.85%29.aspx"><text:span text:style-name="Strong_20_Emphasis"><text:span text:style-name="T14">D3DXQUATERNION</text:span></text:span></text:a><text:span text:style-name="T14"> structure.</text:span></text:p>
          <text:h text:style-name="P49" text:outline-level="3">Return Value :</text:h>
          <text:p text:style-name="Text_20_body"><text:a xlink:type="simple" xlink:href="http://msdn.microsoft.com/en-us/library/bb172912%28v=VS.85%29.aspx"><text:span text:style-name="Strong_20_Emphasis"><text:span text:style-name="T14">D3DXMATRIX</text:span></text:span></text:a></text:p>
          <text:p text:style-name="Text_20_body"><text:span text:style-name="T14">Pointer to a </text:span><text:a xlink:type="simple" xlink:href="http://msdn.microsoft.com/en-us/library/bb172912%28v=VS.85%29.aspx"><text:span text:style-name="Strong_20_Emphasis"><text:span text:style-name="T14">D3DXMATRIX</text:span></text:span></text:a><text:span text:style-name="T14"> structure built from the source quaternion.</text:span></text:p>
          <text:h text:style-name="P49" text:outline-level="3">Remarks :</text:h>
          <text:p text:style-name="Text_20_body"><text:span text:style-name="T14">The return value for this function is the same value returned in the </text:span><text:span text:style-name="Emphasis"><text:span text:style-name="T14">pOut</text:span></text:span><text:span text:style-name="T14"> parameter. In this way, the </text:span><text:span text:style-name="Strong_20_Emphasis"><text:span text:style-name="T14">D3DXMatrixRotationQuaternion</text:span></text:span><text:span text:style-name="T14"> function can be used as a parameter for another function.</text:span></text:p>
          <text:p text:style-name="Text_20_body"><text:span text:style-name="T14">For information about how to calculate quaternion values from a direction vector ( x, y, z ) and an angle of rotation, see </text:span><text:a xlink:type="simple" xlink:href="http://msdn.microsoft.com/en-us/library/bb205402%28v=VS.85%29.aspx"><text:span text:style-name="Strong_20_Emphasis"><text:span text:style-name="T14">D3DXQUATERNION</text:span></text:span></text:a><text:span text:style-name="T14">.</text:span></text:p>
        </text:section>
        <text:p text:style-name="P50"/>
        <text:p text:style-name="P51"><draw:frame draw:style-name="fr2" draw:name="images2" text:anchor-type="paragraph" svg:width="16.933cm" svg:height="0.318cm" draw:z-index="6"><draw:image xlink:href="../../../../../../Program%20Files/OpenOffice.org%203/Basis/share/gallery/rulers/blurulr1.gif" xlink:type="simple" xlink:show="embed" xlink:actuate="onLoad"/></draw:frame></text:p>
        <text:p text:style-name="P50"/>
      </text:section>
      <text:p text:style-name="P36">D3DXQuaternionSlerp Function</text:p>
      <text:section text:style-name="Sect1" text:name="Section5">
        <text:p text:style-name="P50"><text:bookmark text:name="mainSection2"/>Interpolates between two quaternions, using spherical linear interpolation.</text:p>
        <text:h text:style-name="Heading_20_3" text:outline-level="3"><text:span text:style-name="T14">Syntax</text:span><text:a xlink:type="simple" xlink:href="javascript:CodeSnippet_CopyCode('CodeSnippetContainerCode0');"><text:span text:style-name="T14"> :</text:span></text:a></text:h>
        <text:section text:style-name="Sect1" text:name="Section6">
          <text:p text:style-name="P17"><text:bookmark text:name="CodeSnippetContainerCode02"/><text:s/>D3DXQUATERNION * D3DXQuaternionSlerp(</text:p>
          <text:p text:style-name="P17"><text:s text:c="2"/>__inout <text:s/>D3DXQUATERNION *pOut,</text:p>
          <text:p text:style-name="P17"><text:s text:c="2"/>__in <text:s text:c="4"/>const D3DXQUATERNION *pQ1,</text:p>
          <text:p text:style-name="P17"><text:s text:c="2"/>__in <text:s text:c="4"/>const D3DXQUATERNION *pQ2,</text:p>
          <text:p text:style-name="P17"><text:s text:c="2"/>__in <text:s text:c="4"/>FLOAT t</text:p>
          <text:p text:style-name="P17">);</text:p>
          <text:p text:style-name="P46"/>
        </text:section>
        <text:h text:style-name="P49" text:outline-level="3">Parameters :</text:h>
        <text:p text:style-name="List_20_Heading"><text:span text:style-name="Emphasis"><text:span text:style-name="T14">pOut</text:span></text:span><text:span text:style-name="T14"> [in, out] </text:span></text:p>
        <text:p text:style-name="P21"><text:a xlink:type="simple" xlink:href="http://msdn.microsoft.com/en-us/library/bb205402%28v=VS.85%29.aspx"><text:span text:style-name="Strong_20_Emphasis"><text:span text:style-name="T14">D3DXQUATERNION</text:span></text:span></text:a></text:p>
        <text:p text:style-name="P21"><text:span text:style-name="T14">Pointer to the </text:span><text:a xlink:type="simple" xlink:href="http://msdn.microsoft.com/en-us/library/bb205402%28v=VS.85%29.aspx"><text:span text:style-name="Strong_20_Emphasis"><text:span text:style-name="T14">D3DXQUATERNION</text:span></text:span></text:a><text:span text:style-name="T14"> structure that is the result of the operation.</text:span></text:p>
        <text:p text:style-name="List_20_Heading"><text:soft-page-break/><text:span text:style-name="Emphasis"><text:span text:style-name="T14">pQ1</text:span></text:span><text:span text:style-name="T14"> [in] </text:span></text:p>
        <text:p text:style-name="P21"><text:a xlink:type="simple" xlink:href="http://msdn.microsoft.com/en-us/library/bb205402%28v=VS.85%29.aspx"><text:span text:style-name="Strong_20_Emphasis"><text:span text:style-name="T14">D3DXQUATERNION</text:span></text:span></text:a></text:p>
        <text:p text:style-name="P21"><text:span text:style-name="T14">Pointer to a source </text:span><text:a xlink:type="simple" xlink:href="http://msdn.microsoft.com/en-us/library/bb205402%28v=VS.85%29.aspx"><text:span text:style-name="Strong_20_Emphasis"><text:span text:style-name="T14">D3DXQUATERNION</text:span></text:span></text:a><text:span text:style-name="T14"> structure.</text:span></text:p>
        <text:p text:style-name="List_20_Heading"><text:span text:style-name="Emphasis"><text:span text:style-name="T14">pQ2</text:span></text:span><text:span text:style-name="T14"> [in] </text:span></text:p>
        <text:p text:style-name="P21"><text:a xlink:type="simple" xlink:href="http://msdn.microsoft.com/en-us/library/bb205402%28v=VS.85%29.aspx"><text:span text:style-name="Strong_20_Emphasis"><text:span text:style-name="T14">D3DXQUATERNION</text:span></text:span></text:a></text:p>
        <text:p text:style-name="P21"><text:span text:style-name="T14">Pointer to a source </text:span><text:a xlink:type="simple" xlink:href="http://msdn.microsoft.com/en-us/library/bb205402%28v=VS.85%29.aspx"><text:span text:style-name="Strong_20_Emphasis"><text:span text:style-name="T14">D3DXQUATERNION</text:span></text:span></text:a><text:span text:style-name="T14"> structure.</text:span></text:p>
        <text:p text:style-name="List_20_Heading"><text:span text:style-name="Emphasis"><text:span text:style-name="T14">t</text:span></text:span><text:span text:style-name="T14"> [in] </text:span></text:p>
        <text:p text:style-name="P21"><text:a xlink:type="simple" xlink:href="http://msdn.microsoft.com/en-us/library/aa383751%28v=VS.85%29.aspx"><text:span text:style-name="Strong_20_Emphasis"><text:span text:style-name="T14">FLOAT</text:span></text:span></text:a></text:p>
        <text:p text:style-name="P43">Parameter that indicates how far to interpolate between the quaternions.</text:p>
        <text:h text:style-name="P49" text:outline-level="3">Return Value :</text:h>
        <text:p text:style-name="Text_20_body"><text:a xlink:type="simple" xlink:href="http://msdn.microsoft.com/en-us/library/bb205402%28v=VS.85%29.aspx"><text:span text:style-name="Strong_20_Emphasis"><text:span text:style-name="T14">D3DXQUATERNION</text:span></text:span></text:a></text:p>
        <text:p text:style-name="Text_20_body"><text:span text:style-name="T14">Pointer to a </text:span><text:a xlink:type="simple" xlink:href="http://msdn.microsoft.com/en-us/library/bb205402%28v=VS.85%29.aspx"><text:span text:style-name="Strong_20_Emphasis"><text:span text:style-name="T14">D3DXQUATERNION</text:span></text:span></text:a><text:span text:style-name="T14"> structure that is the result of the interpolation.</text:span></text:p>
      </text:section>
      <text:p text:style-name="P10"/>
      <text:p text:style-name="P10"/>
      <text:p text:style-name="P10">Source : <text:a xlink:type="simple" xlink:href="http://msdn.microsoft.com/en-us/library">http://msdn.microsoft.com/en-us/library</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Lucida Sans Unicode" style:font-size-asian="12pt" style:font-weight-asian="bold" style:font-name-complex="Tahoma" style:font-size-complex="12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er" text:citation-style-name="Numbering_20_Symbols"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s7" text:anchor-type="paragraph" svg:width="7.216cm" svg:height="0.81cm" draw:z-index="4"><draw:image xlink:href="Pictures/10000000000006CF0000017D18765ACC.jpg" xlink:type="simple" xlink:show="embed" xlink:actuate="onLoad"/></draw:frame></text:p>
      </style:header>
      <style:footer>
        <text:p text:style-name="Footer"><text:page-number text:select-page="current">5</text:page-number><text:tab/><text:tab/>Colin Bruneau</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Pss PVss</meta:initial-creator>
    <meta:creation-date>2010-06-03T13:16:12.85</meta:creation-date>
    <dc:date>2010-06-15T13:56:36.25</dc:date>
    <dc:creator>VPss PVss</dc:creator>
    <meta:editing-duration>PT08H49M40S</meta:editing-duration>
    <meta:editing-cycles>66</meta:editing-cycles>
    <meta:generator>OpenOffice.org/3.1$Win32 OpenOffice.org_project/310m19$Build-9420</meta:generator>
    <meta:printed-by>VPss PVss</meta:printed-by>
    <meta:print-date>2010-06-09T12:52:36.14</meta:print-date>
    <meta:document-statistic meta:table-count="0" meta:image-count="5" meta:object-count="0" meta:page-count="5" meta:paragraph-count="121" meta:word-count="674" meta:character-count="4468"/>
  </office:meta>
</office:document-meta>
</file>